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19309197878327223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17258102294411398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65198746080212238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96262109667428733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68725643830770391"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130328181700624955"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8863507786018907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07643826856987810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509868" text:continue-list="list58863507786018907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57311891380224558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521732"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50845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525348"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526309"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534723"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6915830209836954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20659871636822034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0291297377129618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517758" text:continue-numbering="true" text:style-name="L12">
        <text:list-item>
          <text:list>
            <text:list-header>
              <text:p text:style-name="P193">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823824555530560530" text:style-name="L13">
        <text:list-item>
          <text:list>
            <text:list-header>
              <text:p text:style-name="P182">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62934082169453451"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701830636413750264" text:style-name="L15">
        <text:list-item>
          <text:list>
            <text:list-header>
              <text:p text:style-name="P169">1.5 miles averaging about 9:40/mile and rest 1 min</text:p>
            </text:list-header>
          </text:list>
        </text:list-item>
      </text:list>
      <text:p text:style-name="P23">1 mile in 8:26 and rest 2 min</text:p>
      <text:list xml:id="list2510141179492836994"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61596890071850219" text:style-name="L17">
        <text:list-item>
          <text:list>
            <text:list-header>
              <text:p text:style-name="P171">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532613" text:continue-numbering="true" text:style-name="L17">
        <text:list-item>
          <text:list>
            <text:list-header>
              <text:p text:style-name="P171">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5523361476142480107"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81501003063470077"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295628120141872450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516915" text:continue-list="list2581501003063470077" text:style-name="L19">
        <text:list-item>
          <text:list>
            <text:list-header>
              <text:p text:style-name="P173">(Pace*HR)=1240</text:p>
            </text:list-header>
          </text:list>
        </text:list-item>
      </text:list>
      <text:list xml:id="list41536964" text:continue-list="list5523361476142480107" text:style-name="L18">
        <text:list-item>
          <text:list>
            <text:list-header>
              <text:p text:style-name="P172">2 miles at 10:46/mile Ave HR= 121 bpm and rest a few minutes</text:p>
            </text:list-header>
          </text:list>
        </text:list-item>
      </text:list>
      <text:list xml:id="list41527090" text:continue-list="list41516915"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1514876"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049721017490691451"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55271144299015890"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05973779945049972"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37850069318817960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612090377634976285"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002714017572379452"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1530344" text:continue-numbering="true" text:style-name="L26">
        <text:list-item>
          <text:list>
            <text:list-header>
              <text:p text:style-name="P177">0.1 mile lead in to a 4 mile run</text:p>
              <text:p text:style-name="P185">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512577"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538454662357069241" text:style-name="L27">
        <text:list-item>
          <text:list>
            <text:list-header>
              <text:p text:style-name="P178">3.7 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713945710247885759" text:style-name="L28">
        <text:list-item>
          <text:list>
            <text:list-header>
              <text:p text:style-name="P179">Splits: 2.5 miles at 5.7 mi/hour, 1.5 miles at 5.8 mi/hour,</text:p>
              <text:p text:style-name="P179"><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458509373808163751" text:style-name="L29">
        <text:list-item>
          <text:list>
            <text:list-header>
              <text:p text:style-name="P18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10"><text:span text:style-name="T2"/></text:p>
      <text:p text:style-name="P10"><text:span text:style-name="T2">During the past week: <text:s/></text:span>28.1 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39158309496791205"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31T21:27:48.16</dc:date>
    <dc:creator>James Lombardi</dc:creator>
    <meta:editing-duration>P19DT20H28M56S</meta:editing-duration>
    <meta:editing-cycles>1578</meta:editing-cycles>
    <meta:generator>OpenOffice/4.1.2$Win32 OpenOffice.org_project/412m3$Build-9782</meta:generator>
    <meta:document-statistic meta:table-count="0" meta:image-count="9" meta:object-count="0" meta:page-count="163" meta:paragraph-count="4664" meta:word-count="50792" meta:character-count="260617"/>
  </office:meta>
</office:document-meta>
</file>